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Header">
      <style:paragraph-properties fo:margin-left="0cm" fo:margin-right="0cm" fo:text-indent="0cm" style:auto-text-indent="false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cm" fo:margin-bottom="0cm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paragraph-properties fo:margin-top="0cm" fo:margin-bottom="0cm" style:contextual-spacing="false"/>
    </style:style>
    <style:style style:name="P8" style:family="paragraph" style:parent-style-name="Text_20_body" style:list-style-name="L3"/>
    <style:style style:name="P9" style:family="paragraph" style:parent-style-name="Text_20_body" style:list-style-name="L3">
      <style:paragraph-properties fo:margin-top="0cm" fo:margin-bottom="0cm" style:contextual-spacing="false"/>
    </style:style>
    <style:style style:name="P10" style:family="paragraph" style:parent-style-name="Text_20_body" style:list-style-name="L4"/>
    <style:style style:name="P11" style:family="paragraph" style:parent-style-name="Text_20_body" style:list-style-name="L4">
      <style:paragraph-properties fo:margin-top="0cm" fo:margin-bottom="0cm" style:contextual-spacing="false"/>
    </style:style>
    <style:style style:name="P12" style:family="paragraph" style:parent-style-name="Text_20_body" style:list-style-name="L5"/>
    <style:style style:name="P13" style:family="paragraph" style:parent-style-name="Text_20_body" style:list-style-name="L5">
      <style:paragraph-properties fo:margin-top="0cm" fo:margin-bottom="0cm" style:contextual-spacing="false"/>
    </style:style>
    <style:style style:name="P14" style:family="paragraph" style:parent-style-name="Text_20_body" style:list-style-name="L6"/>
    <style:style style:name="P15" style:family="paragraph" style:parent-style-name="Text_20_body" style:list-style-name="L6">
      <style:paragraph-properties fo:margin-top="0cm" fo:margin-bottom="0cm" style:contextual-spacing="false"/>
    </style:style>
    <style:style style:name="P16" style:family="paragraph" style:parent-style-name="Text_20_body" style:list-style-name="L7"/>
    <style:style style:name="P17" style:family="paragraph" style:parent-style-name="Text_20_body" style:list-style-name="L7">
      <style:paragraph-properties fo:margin-top="0cm" fo:margin-bottom="0cm" style:contextual-spacing="false"/>
    </style:style>
    <style:style style:name="P18" style:family="paragraph" style:parent-style-name="Text_20_body" style:list-style-name="L8"/>
    <style:style style:name="P19" style:family="paragraph" style:parent-style-name="Text_20_body" style:list-style-name="L8">
      <style:paragraph-properties fo:margin-top="0cm" fo:margin-bottom="0cm" style:contextual-spacing="false"/>
    </style:style>
    <style:style style:name="P20" style:family="paragraph" style:parent-style-name="Text_20_body" style:list-style-name="L9">
      <style:paragraph-properties fo:margin-top="0cm" fo:margin-bottom="0cm" style:contextual-spacing="false"/>
    </style:style>
    <style:style style:name="P21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/>
    </style:style>
    <style:style style:name="P22" style:family="paragraph" style:parent-style-name="Text_20_body" style:list-style-name="L9">
      <style:paragraph-properties fo:margin-left="0cm" fo:margin-right="0cm" fo:text-indent="0cm" style:auto-text-indent="false"/>
    </style:style>
    <style:style style:name="P23" style:family="paragraph" style:parent-style-name="Text_20_body" style:list-style-name="L10"/>
    <style:style style:name="P24" style:family="paragraph" style:parent-style-name="Text_20_body" style:list-style-name="L10">
      <style:paragraph-properties fo:margin-top="0cm" fo:margin-bottom="0cm" style:contextual-spacing="false"/>
    </style:style>
    <style:style style:name="P25" style:family="paragraph" style:parent-style-name="Text_20_body" style:list-style-name="L11"/>
    <style:style style:name="P26" style:family="paragraph" style:parent-style-name="Text_20_body" style:list-style-name="L11">
      <style:paragraph-properties fo:margin-top="0cm" fo:margin-bottom="0cm" style:contextual-spacing="false"/>
    </style:style>
    <style:style style:name="P27" style:family="paragraph" style:parent-style-name="Text_20_body" style:list-style-name="L12"/>
    <style:style style:name="P28" style:family="paragraph" style:parent-style-name="Text_20_body" style:list-style-name="L12">
      <style:paragraph-properties fo:margin-top="0cm" fo:margin-bottom="0cm" style:contextual-spacing="false"/>
    </style:style>
    <style:style style:name="P29" style:family="paragraph" style:parent-style-name="Text_20_body" style:list-style-name="L13"/>
    <style:style style:name="P30" style:family="paragraph" style:parent-style-name="Text_20_body" style:list-style-name="L13">
      <style:paragraph-properties fo:margin-top="0cm" fo:margin-bottom="0cm" style:contextual-spacing="false"/>
    </style:style>
    <style:style style:name="P31" style:family="paragraph" style:parent-style-name="Text_20_body" style:list-style-name="L14"/>
    <style:style style:name="P32" style:family="paragraph" style:parent-style-name="Text_20_body" style:list-style-name="L14">
      <style:paragraph-properties fo:margin-top="0cm" fo:margin-bottom="0cm" style:contextual-spacing="false"/>
    </style:style>
    <style:style style:name="P33" style:family="paragraph" style:parent-style-name="Text_20_body" style:list-style-name="L15"/>
    <style:style style:name="P34" style:family="paragraph" style:parent-style-name="Text_20_body" style:list-style-name="L15">
      <style:paragraph-properties fo:margin-top="0cm" fo:margin-bottom="0cm" style:contextual-spacing="false"/>
    </style:style>
    <style:style style:name="P35" style:family="paragraph" style:parent-style-name="Text_20_body" style:list-style-name="L16"/>
    <style:style style:name="P36" style:family="paragraph" style:parent-style-name="Text_20_body" style:list-style-name="L16">
      <style:paragraph-properties fo:margin-top="0cm" fo:margin-bottom="0cm" style:contextual-spacing="false"/>
    </style:style>
    <style:style style:name="T1" style:family="text">
      <style:text-properties officeooo:rsid="000dbf7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1.5 Habilidades TIC y Trabajo en Linux</text:h>
      <text:p text:style-name="Text_20_body"><text:span text:style-name="Strong_20_Emphasis">Introducción:</text:span> El dominio de Linux y las tecnologías Open Source se ha convertido en una habilidad fundamental y muy demandada en el sector de las Tecnologías de la Información y la Comunicación (TIC). Desde la administración de sistemas hasta el desarrollo de software, la nube y la ciberseguridad, Linux está presente en infraestructuras críticas de todo el mundo.</text:p>
      <text:p text:style-name="Text_20_body"><text:span text:style-name="Strong_20_Emphasis">Roles Profesionales que Requieren Conocimientos de Linux:</text:span></text:p>
      <text:list text:style-name="L13">
        <text:list-item>
          <text:p text:style-name="P30"><text:span text:style-name="Strong_20_Emphasis">Administrador de Sistemas Linux (SysAdmin):</text:span> Responsable de instalar, configurar, mantener, monitorizar y asegurar servidores y sistemas Linux. Es uno de los roles más directamente relacionados. </text:p>
        </text:list-item>
        <text:list-item>
          <text:p text:style-name="P30"><text:span text:style-name="Strong_20_Emphasis">Ingeniero de Linux:</text:span> A menudo un rol más avanzado que el SysAdmin, implicado en el diseño, la implementación, la optimización y la resolución de problemas complejos de la infraestructura Linux. </text:p>
        </text:list-item>
        <text:list-item>
          <text:p text:style-name="P30"><text:span text:style-name="Strong_20_Emphasis">Ingeniero DevOps:</text:span> Combina desarrollo (Dev) y operaciones (Ops). Utiliza Linux extensivamente para automatización, integración continua/entrega continua (CI/CD), gestión de la configuración (Ansible, Puppet, Chef), contenedores (Docker) y orquestación (Kubernetes). </text:p>
        </text:list-item>
        <text:list-item>
          <text:p text:style-name="P30"><text:span text:style-name="Strong_20_Emphasis">Ingeniero Cloud (Arquitecto Cloud):</text:span> Diseña, implementa y gestiona infraestructuras en proveedores de nube (AWS, Azure, Google Cloud), donde la gran mayoría de las instancias de servidor son Linux. </text:p>
        </text:list-item>
        <text:list-item>
          <text:p text:style-name="P30"><text:span text:style-name="Strong_20_Emphasis">Ingeniero de Redes:</text:span> Aunque centrado en la conectividad, a menudo necesita interactuar con servidores Linux para servicios de red (DNS, DHCP, VPN, firewalls). </text:p>
        </text:list-item>
        <text:list-item>
          <text:p text:style-name="P30"><text:span text:style-name="Strong_20_Emphasis">Desarrollador de Software (Backend, Embebido):</text:span> Muchos desarrolladores trabajan sobre entornos Linux, desarrollan para servidores Linux o crean software para sistemas embebidos basados en Linux. </text:p>
        </text:list-item>
        <text:list-item>
          <text:p text:style-name="P30"><text:span text:style-name="Strong_20_Emphasis">Especialista en Ciberseguridad:</text:span> Necesita conocer Linux para auditorías de seguridad, análisis forense, pruebas de penetración (distribuciones como Kali Linux) y configuración de herramientas de seguridad. </text:p>
        </text:list-item>
        <text:list-item>
          <text:p text:style-name="P30"><text:span text:style-name="Strong_20_Emphasis">Administrador de Bases de Datos (DBA):</text:span> Muchas bases de datos populares (PostgreSQL, MySQL/MariaDB) se ejecutan sobre servidores Linux. </text:p>
        </text:list-item>
        <text:list-item>
          <text:p text:style-name="P29"><text:span text:style-name="Strong_20_Emphasis">Soporte Técnico (Nivel 2/3):</text:span> Puede requerir conocimientos de Linux para diagnosticar y resolver problemas en sistemas de clientes o servidores. </text:p>
        </text:list-item>
      </text:list>
      <text:p text:style-name="Text_20_body"><text:span text:style-name="Strong_20_Emphasis">Habilidades Clave:</text:span></text:p>
      <text:list text:style-name="L14">
        <text:list-item>
          <text:p text:style-name="P32">Manejo experto de la línea de comandos (shell scripting, utilidades GNU). </text:p>
        </text:list-item>
        <text:list-item>
          <text:p text:style-name="P32">Comprensión de la arquitectura del sistema Linux (kernel, arranque, procesos, memoria). </text:p>
        </text:list-item>
        <text:list-item>
          <text:p text:style-name="P32">Administración de usuarios, grupos y permisos. </text:p>
        </text:list-item>
        <text:list-item>
          <text:p text:style-name="P32">Gestión de paquetes (APT, YUM/DNF, etc.). </text:p>
        </text:list-item>
        <text:list-item>
          <text:p text:style-name="P32">Configuración de redes (TCP/IP, DNS, DHCP, firewalls). </text:p>
        </text:list-item>
        <text:list-item>
          <text:p text:style-name="P32">Gestión de almacenamiento (particiones, LVM, sistemas de archivos). </text:p>
        </text:list-item>
        <text:list-item>
          <text:p text:style-name="P32">Monitorización del sistema y rendimiento. </text:p>
        </text:list-item>
        <text:list-item>
          <text:p text:style-name="P32"><text:soft-page-break/>Seguridad del sistema (hardening, logs, SELinux/AppArmor). </text:p>
        </text:list-item>
        <text:list-item>
          <text:p text:style-name="P32">Virtualización (KVM, Xen) y contenedores (Docker, Podman). </text:p>
        </text:list-item>
        <text:list-item>
          <text:p text:style-name="P32">Conocimientos de servicios comunes (servidores web, bases de datos, correo, etc.). </text:p>
        </text:list-item>
        <text:list-item>
          <text:p text:style-name="P31">Resolución de problemas (troubleshooting). </text:p>
        </text:list-item>
      </text:list>
      <text:p text:style-name="Text_20_body"><text:span text:style-name="Strong_20_Emphasis">Certificaciones Relevantes:</text:span> Las certificaciones validan tus conocimientos y pueden ser un diferenciador importante en el mercado laboral. Algunas de las más reconocidas son:</text:p>
      <text:list text:style-name="L15">
        <text:list-item>
          <text:p text:style-name="P34"><text:span text:style-name="Strong_20_Emphasis">Linux Professional Institute (LPI):</text:span> </text:p>
          <text:list>
            <text:list-item>
              <text:p text:style-name="P34"><text:span text:style-name="Strong_20_Emphasis">Linux Essentials:</text:span> Nivel básico, valida conocimientos fundamentales. (Validez: de por vida). </text:p>
            </text:list-item>
            <text:list-item>
              <text:p text:style-name="P34"><text:span text:style-name="Strong_20_Emphasis">LPIC-1 (Linux Administrator):</text:span> Certificación de nivel administrador junior, requiere aprobar dos exámenes (101 y 102). (Validez: 5 años). </text:p>
            </text:list-item>
            <text:list-item>
              <text:p text:style-name="P34"><text:span text:style-name="Strong_20_Emphasis">LPIC-2 (Linux Engineer):</text:span> Nivel ingeniero, requiere LPIC-1 activa y aprobar dos exámenes (201 y 202). (Validez: 5 años). </text:p>
            </text:list-item>
            <text:list-item>
              <text:p text:style-name="P34"><text:span text:style-name="Strong_20_Emphasis">LPIC-3 (Especializaciones):</text:span> Nivel senior en áreas como Entornos Mixtos, Seguridad, Virtualización y Alta Disponibilidad. Requiere LPIC-2 activa. (Validez: 5 años). </text:p>
            </text:list-item>
          </text:list>
        </text:list-item>
        <text:list-item>
          <text:p text:style-name="P34"><text:span text:style-name="Strong_20_Emphasis">CompTIA:</text:span> </text:p>
          <text:list>
            <text:list-item>
              <text:p text:style-name="P34"><text:span text:style-name="Strong_20_Emphasis">Linux+:</text:span> Certificación reconocida, cubre administración de sistemas Linux en entornos empresariales. A menudo considerada equivalente a LPIC-1 en cuanto a nivel. (Validez: 3 años). </text:p>
            </text:list-item>
          </text:list>
        </text:list-item>
        <text:list-item>
          <text:p text:style-name="P34"><text:span text:style-name="Strong_20_Emphasis">Red Hat:</text:span> </text:p>
          <text:list>
            <text:list-item>
              <text:p text:style-name="P34"><text:span text:style-name="Strong_20_Emphasis">RHCSA (Red Hat Certified System Administrator):</text:span> Muy valorada, específica de Red Hat Enterprise Linux (RHEL) y derivados (CentOS Stream, Fedora). Examen práctico. (Validez: 3 años, aunque la web de SoloConLinux indica 5). </text:p>
            </text:list-item>
            <text:list-item>
              <text:p text:style-name="P34"><text:span text:style-name="Strong_20_Emphasis">RHCE (Red Hat Certified Engineer):</text:span> Nivel ingeniero, enfocada en automatización con Ansible sobre RHEL. Requiere RHCSA. (Validez: igual que RHCSA). </text:p>
            </text:list-item>
          </text:list>
        </text:list-item>
        <text:list-item>
          <text:p text:style-name="P34"><text:span text:style-name="Strong_20_Emphasis">Linux Foundation:</text:span> </text:p>
          <text:list>
            <text:list-item>
              <text:p text:style-name="P34"><text:span text:style-name="Strong_20_Emphasis">LFCS (Linux Foundation Certified System Administrator):</text:span> Similar a LPIC-1/Linux+, basada en la práctica. (Validez: 3 años, la web de SoloConLinux indica 2 a partir de 2024). </text:p>
            </text:list-item>
            <text:list-item>
              <text:p text:style-name="P34"><text:span text:style-name="Strong_20_Emphasis">LFCE (Linux Foundation Certified Engineer):</text:span> Nivel ingeniero. (Validez: igual que LFCS). </text:p>
            </text:list-item>
          </text:list>
        </text:list-item>
        <text:list-item>
          <text:p text:style-name="P34"><text:span text:style-name="Strong_20_Emphasis">Oracle:</text:span> Ofrece certificaciones para Oracle Linux. </text:p>
        </text:list-item>
        <text:list-item>
          <text:p text:style-name="P33"><text:span text:style-name="Strong_20_Emphasis">SUSE:</text:span> Ofrece certificaciones para sus distribuciones Linux. </text:p>
        </text:list-item>
      </text:list>
      <text:p text:style-name="Text_20_body"><text:span text:style-name="Strong_20_Emphasis">Perspectivas de Carrera:</text:span> La demanda de profesionales con conocimientos sólidos de Linux sigue siendo alta y se espera que crezca, impulsada por la computación en la nube, Big Data, IoT y la transformación digital en general. El Open Source es fundamental en la tecnología moderna, y dominar Linux abre puertas a una amplia variedad de roles desafiantes y bien remunerados en el sector TIC.</text:p>
      <text:p text:style-name="Text_20_body"><text:span text:style-name="Strong_20_Emphasis">Fuentes y Más Información:</text:span></text:p>
      <text:list text:style-name="L16">
        <text:list-item>
          <text:p text:style-name="P36"><text:a xlink:type="simple" xlink:href="https://www.comptia.org/es/blog/los-5-trabajos-que-podría-obtener-con-comptia-linux" office:target-frame-name="_blank" xlink:show="new" text:style-name="Internet_20_link" text:visited-style-name="Visited_20_Internet_20_Link"><text:soft-page-break/>Los 5 trabajos que podría obtener con CompTIA Linux+ (CompTIA)</text:a> </text:p>
        </text:list-item>
        <text:list-item>
          <text:p text:style-name="P36"><text:a xlink:type="simple" xlink:href="https://architecnologia.es/certificaciones-linux-cual-es-la-mejor" office:target-frame-name="_blank" xlink:show="new" text:style-name="Internet_20_link" text:visited-style-name="Visited_20_Internet_20_Link">Certificaciones Linux: ¿cuál es la mejor? (ArchiTecnologia)</text:a> (Compara precios, duración, validez) </text:p>
        </text:list-item>
        <text:list-item>
          <text:p text:style-name="P36"><text:a xlink:type="simple" xlink:href="https://soloconlinux.org.es/la-ruta-del-sysadmin-certificaciones/" office:target-frame-name="_blank" xlink:show="new" text:style-name="Internet_20_link" text:visited-style-name="Visited_20_Internet_20_Link">La Ruta del SysAdmin. Certificaciones (Solo Con Linux)</text:a> (Visión general de rutas y certificaciones) </text:p>
        </text:list-item>
        <text:list-item>
          <text:p text:style-name="P36"><text:a xlink:type="simple" xlink:href="https://architecnologia.es/lpic-donde-trabajar" office:target-frame-name="_blank" xlink:show="new" text:style-name="Internet_20_link" text:visited-style-name="Visited_20_Internet_20_Link">Certificaciones LPIC: ¿dónde puedo trabajar con ellas? (ArchiTecnologia)</text:a> </text:p>
        </text:list-item>
        <text:list-item>
          <text:p text:style-name="P36"><text:a xlink:type="simple" xlink:href="https://formadoresit.es/certificaciones-linux-para-que-sirven-y-como-se-obtienen/" office:target-frame-name="_blank" xlink:show="new" text:style-name="Internet_20_link" text:visited-style-name="Visited_20_Internet_20_Link">Certificaciones Linux: para qué sirven y cómo se obtienen (Formadores IT)</text:a> </text:p>
        </text:list-item>
        <text:list-item>
          <text:p text:style-name="P36"><text:a xlink:type="simple" xlink:href="https://www.lpi.org/es/our-certifications/linux-essentials-overview" office:target-frame-name="_blank" xlink:show="new" text:style-name="Internet_20_link" text:visited-style-name="Visited_20_Internet_20_Link">Linux Professional Institute Linux Essentials (LPI)</text:a> (Describe la certificación básica y menciona estadísticas de empleo) </text:p>
        </text:list-item>
        <text:list-item>
          <text:p text:style-name="P36"><text:a xlink:type="simple" xlink:href="https://congruent.pt/es/formacoes/linux-administrator/" office:target-frame-name="_blank" xlink:show="new" text:style-name="Internet_20_link" text:visited-style-name="Visited_20_Internet_20_Link">Administrador de Linux (Congruent - Descripción de curso/rol)</text:a> </text:p>
        </text:list-item>
        <text:list-item>
          <text:p text:style-name="P35"><text:a xlink:type="simple" xlink:href="https://recluit.com/certificaciones-linux-para-capacitarse-en-este-2022/" office:target-frame-name="_blank" xlink:show="new" text:style-name="Internet_20_link" text:visited-style-name="Visited_20_Internet_20_Link">Certificaciones Linux para capacitarse en este 2022 (Reclu IT)</text:a> </text:p>
        </text:list-item>
      </text:list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margin-left="0cm" fo:margin-right="0cm" fo:text-indent="0cm" style:auto-text-indent="fals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start" style:justify-single-word="false"/>
    </style:style>
    <style:style style:name="MT1" style:family="text">
      <style:text-properties officeooo:rsid="000dbf7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24/1523 ADMINISTRACIÓN DE SISTEMAS OPERATIVOS LINUX – <text:span text:style-name="MT1">Linux Essentials</text:span></text:p>
      </style:header>
      <style:footer>
        <text:p text:style-name="MP2"><text:bookmark-start text:name="PageNumWizard_FOOTER_Estilo de página predeterminado1"/><text:page-number text:select-page="current">1</text:page-number><text:s/>/ <text:page-count>3</text:page-count><text:bookmark-end text:name="PageNumWizard_FOOTER_Estilo de página predeterminado1"/></text:p>
      </style:footer>
      <style:footer-left>
        <text:p text:style-name="MP3"><text:bookmark-start text:name="PageNumWizard_FOOTER_Estilo de página predeterminado2"/><text:page-number text:select-page="current">2</text:page-number><text:s/>/ <text:page-count>3</text:page-count><text:bookmark-end text:name="PageNumWizard_FOOTER_Estilo de página predeterminado2"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1T19:44:50.575623264</meta:creation-date>
    <dc:date>2025-05-01T21:13:04.714690571</dc:date>
    <meta:editing-duration>PT1H28M13S</meta:editing-duration>
    <meta:editing-cycles>5</meta:editing-cycles>
    <meta:generator>LibreOffice/24.2.2.2$Linux_X86_64 LibreOffice_project/d56cc158d8a96260b836f100ef4b4ef25d6f1a01</meta:generator>
    <meta:document-statistic meta:table-count="0" meta:image-count="0" meta:object-count="0" meta:page-count="3" meta:paragraph-count="55" meta:word-count="830" meta:character-count="5830" meta:non-whitespace-character-count="5052"/>
  </office:meta>
</office:document-meta>
</file>